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0000000300284C94129C143BD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0b1b" officeooo:paragraph-rsid="001a0b1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play </text:p>
      <text:p text:style-name="P1"/>
      <text:p text:style-name="P1"><draw:frame draw:style-name="fr1" draw:name="Image1" text:anchor-type="paragraph" svg:width="17cm" svg:height="12.749cm" draw:z-index="0"><draw:image xlink:href="Pictures/100000000000040000000300284C94129C143BD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1:59:20.994807600</meta:creation-date>
    <dc:date>2018-08-01T12:01:09.994235468</dc:date>
    <meta:editing-duration>PT1M50S</meta:editing-duration>
    <meta:editing-cycles>1</meta:editing-cycles>
    <meta:document-statistic meta:table-count="0" meta:image-count="1" meta:object-count="0" meta:page-count="1" meta:paragraph-count="1" meta:word-count="1" meta:character-count="8" meta:non-whitespace-character-count="7"/>
    <meta:generator>LibreOffice/5.1.6.2$Linux_X86_64 LibreOffice_project/10m0$Build-2</meta:generator>
  </office:meta>
</office:document-meta>
</file>